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star.oleobject" manifest:full-path="Object 26"/>
  <manifest:file-entry manifest:media-type="application/vnd.sun.star.oleobject" manifest:full-path="Object 27"/>
  <manifest:file-entry manifest:media-type="application/vnd.sun.star.oleobject" manifest:full-path="Object 28"/>
  <manifest:file-entry manifest:media-type="application/vnd.sun.star.oleobject" manifest:full-path="Object 29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rdf+xml" manifest:full-path="manifest.rdf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30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vnd.sun.star.oleobject" manifest:full-path="Object 31"/>
  <manifest:file-entry manifest:media-type="application/vnd.sun.star.oleobject" manifest:full-path="Object 2"/>
  <manifest:file-entry manifest:media-type="application/vnd.sun.star.oleobject" manifest:full-path="Object 32"/>
  <manifest:file-entry manifest:media-type="application/vnd.sun.star.oleobject" manifest:full-path="Object 3"/>
  <manifest:file-entry manifest:media-type="application/vnd.sun.star.oleobject" manifest:full-path="Object 3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30"/>
  <manifest:file-entry manifest:media-type="" manifest:full-path="ObjectReplacements/Object 1"/>
  <manifest:file-entry manifest:media-type="" manifest:full-path="ObjectReplacements/Object 31"/>
  <manifest:file-entry manifest:media-type="" manifest:full-path="ObjectReplacements/Object 2"/>
  <manifest:file-entry manifest:media-type="" manifest:full-path="ObjectReplacements/Object 32"/>
  <manifest:file-entry manifest:media-type="" manifest:full-path="ObjectReplacements/Object 3"/>
  <manifest:file-entry manifest:media-type="" manifest:full-path="ObjectReplacements/Object 3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application/vnd.sun.star.oleobject" manifest:full-path="Object 9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2.1cm" fo:margin-left="-0.199cm" table:align="left" style:writing-mode="lr-tb"/>
    </style:style>
    <style:style style:name="Таблица2.A" style:family="table-column">
      <style:table-column-properties style:column-width="1.446cm"/>
    </style:style>
    <style:style style:name="Таблица2.B" style:family="table-column">
      <style:table-column-properties style:column-width="5.017cm"/>
    </style:style>
    <style:style style:name="Таблица2.C" style:family="table-column">
      <style:table-column-properties style:column-width="1.519cm"/>
    </style:style>
    <style:style style:name="Таблица2.D" style:family="table-column">
      <style:table-column-properties style:column-width="4.119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3" style:family="table-row">
      <style:table-row-properties style:min-row-height="1.263cm" style:keep-together="true"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0.953cm"/>
          <style:tab-stop style:position="1.588cm"/>
        </style:tab-stops>
      </style:paragraph-properties>
      <style:text-properties fo:letter-spacing="-0.012cm" fo:language="uk" fo:country="UA" style:text-scale="103%"/>
    </style:style>
    <style:style style:name="P2" style:family="paragraph" style:parent-style-name="Standard">
      <style:paragraph-properties fo:text-align="center" style:justify-single-word="false">
        <style:tab-stops>
          <style:tab-stop style:position="0.953cm"/>
          <style:tab-stop style:position="1.588cm"/>
        </style:tab-stops>
      </style:paragraph-properties>
    </style:style>
    <style:style style:name="P3" style:family="paragraph" style:parent-style-name="Standard">
      <style:paragraph-properties fo:margin-left="0cm" fo:margin-right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4" style:family="paragraph" style:parent-style-name="Standard">
      <style:paragraph-properties fo:margin-left="0cm" fo:margin-right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5" style:family="paragraph" style:parent-style-name="Standard">
      <style:paragraph-properties fo:margin-left="0cm" fo:margin-right="0cm" fo:margin-top="0.102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6" style:family="paragraph" style:parent-style-name="Standard">
      <style:paragraph-properties fo:margin-left="0cm" fo:margin-right="0cm" fo:margin-top="0.242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fo:font-style="italic" fo:font-weight="bold" style:font-style-asian="italic" style:font-weight-asian="bold" style:text-scale="103%"/>
    </style:style>
    <style:style style:name="P7" style:family="paragraph" style:parent-style-name="Standard">
      <style:paragraph-properties fo:margin-left="0cm" fo:margin-right="0cm" fo:margin-top="0.115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8" style:family="paragraph" style:parent-style-name="Standard">
      <style:paragraph-properties fo:margin-left="0cm" fo:margin-right="0cm" fo:margin-top="0.559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9" style:family="paragraph" style:parent-style-name="Standard">
      <style:paragraph-properties fo:margin-left="0cm" fo:margin-right="0cm" fo:margin-top="0.012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10" style:family="paragraph" style:parent-style-name="Standard">
      <style:paragraph-properties fo:margin-left="0cm" fo:margin-right="0cm" fo:margin-top="0.012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11" style:family="paragraph" style:parent-style-name="Standard">
      <style:paragraph-properties fo:margin-left="0cm" fo:margin-right="0cm" fo:margin-top="0.039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12" style:family="paragraph" style:parent-style-name="Standard">
      <style:paragraph-properties fo:margin-left="0cm" fo:margin-right="0cm" fo:margin-top="0.051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13" style:family="paragraph" style:parent-style-name="Standard">
      <style:paragraph-properties fo:margin-left="0cm" fo:margin-right="0cm" fo:margin-top="0.064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14" style:family="paragraph" style:parent-style-name="Standard">
      <style:paragraph-properties fo:margin-left="0cm" fo:margin-right="0cm" fo:margin-top="0.025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15" style:family="paragraph" style:parent-style-name="Standard">
      <style:paragraph-properties fo:margin-left="0cm" fo:margin-right="1.321cm" fo:margin-top="0.139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fo:font-style="italic" fo:font-weight="bold" style:font-style-asian="italic" style:font-weight-asian="bold" style:text-scale="103%"/>
    </style:style>
    <style:style style:name="P16" style:family="paragraph" style:parent-style-name="Standard">
      <style:paragraph-properties fo:margin-left="0cm" fo:margin-right="1.321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17" style:family="paragraph" style:parent-style-name="Standard">
      <style:paragraph-properties fo:margin-left="0cm" fo:margin-right="0.076cm" fo:margin-top="0.127cm" fo:margin-bottom="0cm" fo:text-align="justify" style:justify-single-word="false" fo:text-indent="0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18" style:family="paragraph" style:parent-style-name="Standard">
      <style:paragraph-properties fo:margin-left="0cm" fo:margin-right="0.723cm" fo:margin-top="0.076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19" style:family="paragraph" style:parent-style-name="Standard">
      <style:paragraph-properties fo:margin-left="0cm" fo:margin-right="0.572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20" style:family="paragraph" style:parent-style-name="Standard">
      <style:paragraph-properties fo:margin-left="0cm" fo:margin-right="0.75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21" style:family="paragraph" style:parent-style-name="Standard">
      <style:paragraph-properties fo:margin-left="0cm" fo:margin-right="0.66cm" fo:margin-top="0cm" fo:margin-bottom="0.279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fo:font-style="italic" fo:font-weight="bold" style:font-style-asian="italic" style:font-weight-asian="bold" style:text-scale="103%"/>
    </style:style>
    <style:style style:name="P22" style:family="paragraph" style:parent-style-name="Standard">
      <style:paragraph-properties fo:margin-left="0cm" fo:margin-right="0.66cm" fo:margin-top="0.115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23" style:family="paragraph" style:parent-style-name="Standard">
      <style:paragraph-properties fo:margin-left="0cm" fo:margin-right="0.66cm" fo:margin-top="0.025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24" style:family="paragraph" style:parent-style-name="Standard">
      <style:paragraph-properties fo:margin-left="0cm" fo:margin-right="0.66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25" style:family="paragraph" style:parent-style-name="Standard">
      <style:paragraph-properties fo:margin-left="0cm" fo:margin-right="0.66cm" fo:margin-top="0.012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26" style:family="paragraph" style:parent-style-name="Standard">
      <style:paragraph-properties fo:text-align="justify" style:justify-single-word="false" fo:background-color="#ffffff">
        <style:tab-stops>
          <style:tab-stop style:position="0.953cm"/>
          <style:tab-stop style:position="1.588cm"/>
        </style:tab-stops>
        <style:background-image/>
      </style:paragraph-properties>
    </style:style>
    <style:style style:name="P27" style:family="paragraph" style:parent-style-name="Standard">
      <style:paragraph-properties fo:margin-left="0cm" fo:margin-right="0.102cm" fo:margin-top="0.076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28" style:family="paragraph" style:parent-style-name="Standard">
      <style:paragraph-properties fo:margin-left="0cm" fo:margin-right="0.115cm" fo:margin-top="0.076cm" fo:margin-bottom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29" style:family="paragraph" style:parent-style-name="Standard">
      <style:paragraph-properties fo:text-align="justify" style:justify-single-word="false" fo:break-before="page"/>
      <style:text-properties fo:letter-spacing="-0.012cm" fo:language="uk" fo:country="UA" fo:font-weight="bold" style:font-weight-asian="bold" style:text-scale="103%"/>
    </style:style>
    <style:style style:name="P30" style:family="paragraph" style:parent-style-name="Standard" style:list-style-name="WW8Num10">
      <style:paragraph-properties fo:text-align="center" style:justify-single-word="false" fo:orphans="0" fo:widows="0" style:text-autospace="none" style:snap-to-layout-grid="false">
        <style:tab-stops>
          <style:tab-stop style:position="0.953cm"/>
          <style:tab-stop style:position="1.588cm"/>
        </style:tab-stops>
      </style:paragraph-properties>
      <style:text-properties fo:letter-spacing="-0.012cm" fo:language="uk" fo:country="UA" style:text-scale="103%"/>
    </style:style>
    <style:style style:name="P31" style:family="paragraph" style:parent-style-name="Standard">
      <style:paragraph-properties fo:margin-left="0cm" fo:margin-right="0cm" fo:text-align="justify" style:justify-single-word="false" fo:text-indent="0.953cm" style:auto-text-indent="false" fo:background-color="#ffffff">
        <style:tab-stops>
          <style:tab-stop style:position="0.953cm"/>
          <style:tab-stop style:position="1.588cm"/>
        </style:tab-stops>
        <style:background-image/>
      </style:paragraph-properties>
      <style:text-properties fo:letter-spacing="-0.012cm" fo:language="uk" fo:country="UA" style:text-scale="103%"/>
    </style:style>
    <style:style style:name="P32" style:family="paragraph">
      <style:paragraph-properties style:writing-mode="lr-tb"/>
    </style:style>
    <style:style style:name="P33" style:family="paragraph">
      <style:paragraph-properties fo:text-align="center" style:writing-mode="lr-tb"/>
    </style:style>
    <style:style style:name="T1" style:family="text">
      <style:text-properties fo:letter-spacing="-0.012cm" fo:language="uk" fo:country="UA" style:text-scale="103%"/>
    </style:style>
    <style:style style:name="T2" style:family="text">
      <style:text-properties fo:letter-spacing="-0.012cm" fo:language="uk" fo:country="UA" style:text-underline-style="solid" style:text-underline-width="auto" style:text-underline-color="font-color" fo:font-weight="bold" style:font-weight-asian="bold" style:text-scale="103%"/>
    </style:style>
    <style:style style:name="T3" style:family="text">
      <style:text-properties fo:letter-spacing="-0.012cm" style:text-scale="103%"/>
    </style:style>
    <style:style style:name="T4" style:family="text">
      <style:text-properties fo:letter-spacing="-0.012cm" fo:language="en" fo:country="US" style:text-scale="103%"/>
    </style:style>
    <style:style style:name="fr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952cm" draw:visible-area-height="0.882cm"/>
    </style:style>
    <style:style style:name="fr2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47cm" draw:visible-area-height="0.671cm"/>
    </style:style>
    <style:style style:name="fr3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4.093cm" draw:visible-area-height="0.882cm"/>
    </style:style>
    <style:style style:name="fr4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188cm" draw:visible-area-height="1.235cm"/>
    </style:style>
    <style:style style:name="fr5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258cm" draw:visible-area-height="0.671cm"/>
    </style:style>
    <style:style style:name="fr6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0.318cm" draw:visible-area-height="0.6cm"/>
    </style:style>
    <style:style style:name="fr7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3.105cm" draw:visible-area-height="1.306cm"/>
    </style:style>
    <style:style style:name="fr8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.517cm" draw:visible-area-height="0.636cm"/>
    </style:style>
    <style:style style:name="fr9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3.493cm" draw:visible-area-height="1.235cm"/>
    </style:style>
    <style:style style:name="fr10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.835cm" draw:visible-area-height="0.636cm"/>
    </style:style>
    <style:style style:name="fr11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.976cm" draw:visible-area-height="0.706cm"/>
    </style:style>
    <style:style style:name="fr12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3.634cm" draw:visible-area-height="1.2cm"/>
    </style:style>
    <style:style style:name="fr13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047cm" draw:visible-area-height="1.2cm"/>
    </style:style>
    <style:style style:name="fr14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3.811cm" draw:visible-area-height="1.2cm"/>
    </style:style>
    <style:style style:name="fr15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682cm" draw:visible-area-height="1.235cm"/>
    </style:style>
    <style:style style:name="fr16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.906cm" draw:visible-area-height="1.2cm"/>
    </style:style>
    <style:style style:name="fr17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294cm" draw:visible-area-height="1.2cm"/>
    </style:style>
    <style:style style:name="fr18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258cm" draw:visible-area-height="0.636cm"/>
    </style:style>
    <style:style style:name="fr19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364cm" draw:visible-area-height="1.2cm"/>
    </style:style>
    <style:style style:name="fr20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.271cm" draw:visible-area-height="0.636cm"/>
    </style:style>
    <style:style style:name="fr21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.976cm" draw:visible-area-height="1.2cm"/>
    </style:style>
    <style:style style:name="fr22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435cm" draw:visible-area-height="1.235cm"/>
    </style:style>
    <style:style style:name="fr23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3.952cm" draw:visible-area-height="1.2cm"/>
    </style:style>
    <style:style style:name="fr24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3.317cm" draw:visible-area-height="1.2cm"/>
    </style:style>
    <style:style style:name="fr25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541cm" draw:visible-area-height="1.235cm"/>
    </style:style>
    <style:style style:name="fr26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752cm" draw:visible-area-height="1.2cm"/>
    </style:style>
    <style:style style:name="fr27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.8cm" draw:visible-area-height="0.671cm"/>
    </style:style>
    <style:style style:name="fr28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2.47cm" draw:visible-area-height="1.2cm"/>
    </style:style>
    <style:style style:name="fr29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3.211cm" draw:visible-area-height="1.835cm"/>
    </style:style>
    <style:style style:name="fr30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3.034cm" draw:visible-area-height="0.636cm"/>
    </style:style>
    <style:style style:name="fr31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3.422cm" draw:visible-area-height="1.2cm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Завдання 2. Типізовані послідовні <text:s/>файли.</text:p>
      <text:p text:style-name="P15"><text:s/>Постановка задачі</text:p>
      <text:p text:style-name="P17"><text:tab/>1.Сформувати типізований послідовний файл F , компоненти якого обчислюються по формулі, зазначеній по варіантах у табл. 3.</text:p>
      <text:p text:style-name="P18">2.Зазначені по варіантах дії над компонентами файлу (файлів) виконати в рамках процедури або функції, що одержує файл (файли) як параметр (параметри).</text:p>
      <text:p text:style-name="P19">3. Роздрукувати значення результуючих перемінних і компонент усіх сформованих у завданні файлів.</text:p>
      <text:p text:style-name="P5"><text:span text:style-name="T2">Примітка:</text:span><text:span text:style-name="T1"> Кількість компонент файлу <text:s text:c="2"/>F <text:s text:c="2"/>вибрати довільно у межах від 10 до 50. 3абороняється використовувати проміжні масиви, додаткові файли і здійснювати прямий доступ до компонентів файлів.<text:tab/></text:span></text:p>
      <text:p text:style-name="P6">Зміст звіту. <text:s text:c="2"/></text:p>
      <text:p text:style-name="P7">1. Постановка задачі (конкретний варіант).</text:p>
      <text:p text:style-name="P20">2. Роздруківки тексту програми, вихідних і результуючих даних.</text:p>
      <text:p text:style-name="P20"/>
      <text:p text:style-name="P21">Формули для формування файлі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">№ п/п</text:p>
          </table:table-cell>
          <table:table-cell table:style-name="Таблица2.A1" office:value-type="string">
            <text:p text:style-name="P1">Формула</text:p>
          </table:table-cell>
          <table:table-cell table:style-name="Таблица2.A1" office:value-type="string">
            <text:p text:style-name="P1">№ п/п</text:p>
          </table:table-cell>
          <table:table-cell table:style-name="Таблица2.D1" office:value-type="string">
            <text:p text:style-name="P1">Формула</text:p>
          </table:table-cell>
        </table:table-row>
        <table:table-row table:style-name="Таблица2.1">
          <table:table-cell table:style-name="Таблица2.A1" office:value-type="string">
            <text:list xml:id="list6297724341472806079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custom-shape text:anchor-type="char" draw:z-index="33" draw:style-name="gr1" draw:text-style-name="P32" svg:width="0.214cm" svg:height="2.978cm" draw:transform="rotate (1.570272728019) translate (1.55927777777778cm 0.945444444444444cm)"><text:p/>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fr1" draw:name="Объект4" text:anchor-type="as-char" svg:width="3.951cm" svg:height="0.88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      <text:p text:style-name="P1">і коренів</text:p>
          </table:table-cell>
          <table:table-cell table:style-name="Таблица2.A1" office:value-type="string">
            <text:p text:style-name="P1">17.</text:p>
          </table:table-cell>
          <table:table-cell table:style-name="Таблица2.D1" office:value-type="string">
            <text:p text:style-name="P1"><draw:frame draw:style-name="fr2" draw:name="Объект5" text:anchor-type="as-char" svg:width="2.469cm" svg:height="0.67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592757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3" draw:name="Объект6" text:anchor-type="as-char" svg:width="4.092cm" svg:height="0.88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18.</text:p>
          </table:table-cell>
          <table:table-cell table:style-name="Таблица2.D1" office:value-type="string">
            <text:p text:style-name="P1"><draw:frame draw:style-name="fr4" draw:name="Объект7" text:anchor-type="as-char" svg:width="2.187cm" svg:height="1.235cm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607338" text:continue-numbering="true" text:style-name="WW8Num10">
              <text:list-item>
                <text:p text:style-name="P30"/>
              </text:list-item>
            </text:list>
            <text:p text:style-name="P1"/>
          </table:table-cell>
          <table:table-cell table:style-name="Таблица2.A1" office:value-type="string">
            <text:p text:style-name="P1"><draw:frame draw:style-name="fr5" draw:name="Объект8" text:anchor-type="as-char" svg:width="2.258cm" svg:height="0.67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19.</text:p>
          </table:table-cell>
          <table:table-cell table:style-name="Таблица2.D1" office:value-type="string">
            <text:p text:style-name="P2"><text:span text:style-name="T1"><draw:frame draw:style-name="fr6" draw:name="Объект9" text:anchor-type="as-char" svg:width="0.318cm" svg:height="0.6cm" draw:z-index="5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span><text:span text:style-name="T1"><draw:frame draw:style-name="fr7" draw:name="Объект10" text:anchor-type="as-char" svg:width="3.104cm" svg:height="1.305cm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</text:span></text:p>
          </table:table-cell>
        </table:table-row>
        <table:table-row table:style-name="Таблица2.3">
          <table:table-cell table:style-name="Таблица2.A1" office:value-type="string">
            <text:list xml:id="list20593889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8" draw:name="Объект11" text:anchor-type="as-char" svg:width="1.515cm" svg:height="0.635cm" draw:z-index="7"><draw:object-ole xlink:href="./Object 8" xlink:type="simple" xlink:show="embed" xlink:actuate="onLoad"/><draw:image xlink:href="./ObjectReplacements/Object 8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20.</text:p>
          </table:table-cell>
          <table:table-cell table:style-name="Таблица2.D1" office:value-type="string">
            <text:p text:style-name="P1"><draw:frame draw:style-name="fr9" draw:name="Объект12" text:anchor-type="as-char" svg:width="3.493cm" svg:height="1.235cm" draw:z-index="8"><draw:object-ole xlink:href="./Object 9" xlink:type="simple" xlink:show="embed" xlink:actuate="onLoad"/><draw:image xlink:href="./ObjectReplacements/Object 9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595309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10" draw:name="Объект13" text:anchor-type="as-char" svg:width="1.834cm" svg:height="0.635cm" draw:z-index="9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21.</text:p>
          </table:table-cell>
          <table:table-cell table:style-name="Таблица2.D1" office:value-type="string">
            <text:p text:style-name="P1"><draw:frame draw:style-name="fr11" draw:name="Объект14" text:anchor-type="as-char" svg:width="1.976cm" svg:height="0.706cm" draw:z-index="10"><draw:object-ole xlink:href="./Object 11" xlink:type="simple" xlink:show="embed" xlink:actuate="onLoad"/><draw:image xlink:href="./ObjectReplacements/Object 11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601136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12" draw:name="Объект15" text:anchor-type="as-char" svg:width="3.634cm" svg:height="1.199cm" draw:z-index="11"><draw:object-ole xlink:href="./Object 12" xlink:type="simple" xlink:show="embed" xlink:actuate="onLoad"/><draw:image xlink:href="./ObjectReplacements/Object 12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22.</text:p>
          </table:table-cell>
          <table:table-cell table:style-name="Таблица2.D1" office:value-type="string">
            <text:p text:style-name="P1"><draw:frame draw:style-name="fr13" draw:name="Объект16" text:anchor-type="as-char" svg:width="2.046cm" svg:height="1.199cm" draw:z-index="12"><draw:object-ole xlink:href="./Object 13" xlink:type="simple" xlink:show="embed" xlink:actuate="onLoad"/><draw:image xlink:href="./ObjectReplacements/Object 13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594983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14" draw:name="Объект17" text:anchor-type="as-char" svg:width="3.81cm" svg:height="1.199cm" draw:z-index="13"><draw:object-ole xlink:href="./Object 14" xlink:type="simple" xlink:show="embed" xlink:actuate="onLoad"/><draw:image xlink:href="./ObjectReplacements/Object 14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23.</text:p>
          </table:table-cell>
          <table:table-cell table:style-name="Таблица2.D1" office:value-type="string">
            <text:p text:style-name="P1"><draw:frame draw:style-name="fr15" draw:name="Объект18" text:anchor-type="as-char" svg:width="2.681cm" svg:height="1.235cm" draw:z-index="14"><draw:object-ole xlink:href="./Object 15" xlink:type="simple" xlink:show="embed" xlink:actuate="onLoad"/><draw:image xlink:href="./ObjectReplacements/Object 15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602174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16" draw:name="Объект19" text:anchor-type="as-char" svg:width="1.905cm" svg:height="1.199cm" draw:z-index="15"><draw:object-ole xlink:href="./Object 16" xlink:type="simple" xlink:show="embed" xlink:actuate="onLoad"/><draw:image xlink:href="./ObjectReplacements/Object 16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24.</text:p>
          </table:table-cell>
          <table:table-cell table:style-name="Таблица2.D1" office:value-type="string">
            <text:p text:style-name="P1"><draw:frame draw:style-name="fr17" draw:name="Объект20" text:anchor-type="as-char" svg:width="2.293cm" svg:height="1.199cm" draw:z-index="16"><draw:object-ole xlink:href="./Object 17" xlink:type="simple" xlink:show="embed" xlink:actuate="onLoad"/><draw:image xlink:href="./ObjectReplacements/Object 17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595467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18" draw:name="Объект21" text:anchor-type="as-char" svg:width="2.258cm" svg:height="0.635cm" draw:z-index="17"><draw:object-ole xlink:href="./Object 18" xlink:type="simple" xlink:show="embed" xlink:actuate="onLoad"/><draw:image xlink:href="./ObjectReplacements/Object 18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25.</text:p>
          </table:table-cell>
          <table:table-cell table:style-name="Таблица2.D1" office:value-type="string">
            <text:p text:style-name="P1"><draw:frame draw:style-name="fr19" draw:name="Объект22" text:anchor-type="as-char" svg:width="2.364cm" svg:height="1.199cm" draw:z-index="18"><draw:object-ole xlink:href="./Object 19" xlink:type="simple" xlink:show="embed" xlink:actuate="onLoad"/><draw:image xlink:href="./ObjectReplacements/Object 19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578719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20" draw:name="Объект23" text:anchor-type="as-char" svg:width="1.27cm" svg:height="0.635cm" draw:z-index="19"><draw:object-ole xlink:href="./Object 20" xlink:type="simple" xlink:show="embed" xlink:actuate="onLoad"/><draw:image xlink:href="./ObjectReplacements/Object 20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26.</text:p>
          </table:table-cell>
          <table:table-cell table:style-name="Таблица2.D1" office:value-type="string">
            <text:p text:style-name="P1"><draw:frame draw:style-name="fr21" draw:name="Объект24" text:anchor-type="as-char" svg:width="1.976cm" svg:height="1.199cm" draw:z-index="20"><draw:object-ole xlink:href="./Object 21" xlink:type="simple" xlink:show="embed" xlink:actuate="onLoad"/><draw:image xlink:href="./ObjectReplacements/Object 21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601701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19" draw:name="Объект25" text:anchor-type="as-char" svg:width="2.364cm" svg:height="1.199cm" draw:z-index="21"><draw:object-ole xlink:href="./Object 22" xlink:type="simple" xlink:show="embed" xlink:actuate="onLoad"/><draw:image xlink:href="./ObjectReplacements/Object 22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27.</text:p>
          </table:table-cell>
          <table:table-cell table:style-name="Таблица2.D1" office:value-type="string">
            <text:p text:style-name="P1"><draw:frame draw:style-name="fr22" draw:name="Объект26" text:anchor-type="as-char" svg:width="2.434cm" svg:height="1.235cm" draw:z-index="22"><draw:object-ole xlink:href="./Object 23" xlink:type="simple" xlink:show="embed" xlink:actuate="onLoad"/><draw:image xlink:href="./ObjectReplacements/Object 23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585794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23" draw:name="Объект27" text:anchor-type="as-char" svg:width="3.951cm" svg:height="1.199cm" draw:z-index="23"><draw:object-ole xlink:href="./Object 24" xlink:type="simple" xlink:show="embed" xlink:actuate="onLoad"/><draw:image xlink:href="./ObjectReplacements/Object 24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28.</text:p>
          </table:table-cell>
          <table:table-cell table:style-name="Таблица2.D1" office:value-type="string">
            <text:p text:style-name="P1"><draw:frame draw:style-name="fr24" draw:name="Объект28" text:anchor-type="as-char" svg:width="3.316cm" svg:height="1.199cm" draw:z-index="24"><draw:object-ole xlink:href="./Object 25" xlink:type="simple" xlink:show="embed" xlink:actuate="onLoad"/><draw:image xlink:href="./ObjectReplacements/Object 25" xlink:type="simple" xlink:show="embed" xlink:actuate="onLoad"/><svg:desc>OLE-объект</svg:desc></draw:frame></text:p>
          </table:table-cell>
        </table:table-row>
        <text:soft-page-break/>
        <table:table-row table:style-name="Таблица2.3">
          <table:table-cell table:style-name="Таблица2.A1" office:value-type="string">
            <text:list xml:id="list20577041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25" draw:name="Объект29" text:anchor-type="as-char" svg:width="2.54cm" svg:height="1.235cm" draw:z-index="25"><draw:object-ole xlink:href="./Object 26" xlink:type="simple" xlink:show="embed" xlink:actuate="onLoad"/><draw:image xlink:href="./ObjectReplacements/Object 26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29.</text:p>
          </table:table-cell>
          <table:table-cell table:style-name="Таблица2.D1" office:value-type="string">
            <text:p text:style-name="P1"><draw:frame draw:style-name="fr26" draw:name="Объект30" text:anchor-type="as-char" svg:width="2.752cm" svg:height="1.199cm" draw:z-index="26"><draw:object-ole xlink:href="./Object 27" xlink:type="simple" xlink:show="embed" xlink:actuate="onLoad"/><draw:image xlink:href="./ObjectReplacements/Object 27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579503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27" draw:name="Объект31" text:anchor-type="as-char" svg:width="1.799cm" svg:height="0.67cm" draw:z-index="27"><draw:object-ole xlink:href="./Object 28" xlink:type="simple" xlink:show="embed" xlink:actuate="onLoad"/><draw:image xlink:href="./ObjectReplacements/Object 28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30.</text:p>
          </table:table-cell>
          <table:table-cell table:style-name="Таблица2.D1" office:value-type="string">
            <text:p text:style-name="P1"><draw:frame draw:style-name="fr28" draw:name="Объект32" text:anchor-type="as-char" svg:width="2.469cm" svg:height="1.199cm" draw:z-index="28"><draw:object-ole xlink:href="./Object 29" xlink:type="simple" xlink:show="embed" xlink:actuate="onLoad"/><draw:image xlink:href="./ObjectReplacements/Object 29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584229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27" draw:name="Объект33" text:anchor-type="as-char" svg:width="1.799cm" svg:height="0.67cm" draw:z-index="29"><draw:object-ole xlink:href="./Object 30" xlink:type="simple" xlink:show="embed" xlink:actuate="onLoad"/><draw:image xlink:href="./ObjectReplacements/Object 30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31.</text:p>
          </table:table-cell>
          <table:table-cell table:style-name="Таблица2.D1" office:value-type="string">
            <text:p text:style-name="P1"><draw:frame draw:style-name="fr29" draw:name="Объект34" text:anchor-type="as-char" svg:width="3.21cm" svg:height="1.834cm" draw:z-index="30"><draw:object-ole xlink:href="./Object 31" xlink:type="simple" xlink:show="embed" xlink:actuate="onLoad"/><draw:image xlink:href="./ObjectReplacements/Object 31" xlink:type="simple" xlink:show="embed" xlink:actuate="onLoad"/><svg:desc>OLE-объект</svg:desc></draw:frame></text:p>
          </table:table-cell>
        </table:table-row>
        <table:table-row table:style-name="Таблица2.3">
          <table:table-cell table:style-name="Таблица2.A1" office:value-type="string">
            <text:list xml:id="list20596877" text:continue-numbering="true" text:style-name="WW8Num10">
              <text:list-item>
                <text:p text:style-name="P30"/>
              </text:list-item>
            </text:list>
          </table:table-cell>
          <table:table-cell table:style-name="Таблица2.A1" office:value-type="string">
            <text:p text:style-name="P1"><draw:frame draw:style-name="fr30" draw:name="Объект35" text:anchor-type="as-char" svg:width="3.032cm" svg:height="0.635cm" draw:z-index="31"><draw:object-ole xlink:href="./Object 32" xlink:type="simple" xlink:show="embed" xlink:actuate="onLoad"/><draw:image xlink:href="./ObjectReplacements/Object 32" xlink:type="simple" xlink:show="embed" xlink:actuate="onLoad"/><svg:desc>OLE-объект</svg:desc></draw:frame></text:p>
          </table:table-cell>
          <table:table-cell table:style-name="Таблица2.A1" office:value-type="string">
            <text:p text:style-name="P1">32.</text:p>
          </table:table-cell>
          <table:table-cell table:style-name="Таблица2.D1" office:value-type="string">
            <text:p text:style-name="P1"><draw:frame draw:style-name="fr31" draw:name="Объект36" text:anchor-type="as-char" svg:width="3.42cm" svg:height="1.199cm" draw:z-index="32"><draw:object-ole xlink:href="./Object 33" xlink:type="simple" xlink:show="embed" xlink:actuate="onLoad"/><draw:image xlink:href="./ObjectReplacements/Object 33" xlink:type="simple" xlink:show="embed" xlink:actuate="onLoad"/><svg:desc>OLE-объект</svg:desc></draw:frame></text:p>
          </table:table-cell>
        </table:table-row>
      </table:table>
      <text:p text:style-name="P8">Варіанти завдання</text:p>
      <text:p text:style-name="P22">1. Знайти найменше зі значень компонета з парними <text:s/>номерами.</text:p>
      <text:p text:style-name="P9">2. Визначити найбільше зі значень компонентів по модулю з непарними номерами.</text:p>
      <text:p text:style-name="P10"><text:span text:style-name="T1">3. Знайти кількість парних чисел серед компонентів файлу F типу </text:span><text:span text:style-name="T4">i</text:span><text:span text:style-name="T1">nteger.</text:span></text:p>
      <text:p text:style-name="P3"><text:span text:style-name="T1">4. Знайти кількість подвоєних непарних чисел серед компонентів файлу F типу </text:span><text:span text:style-name="T4">i</text:span><text:span text:style-name="T1">nteger.</text:span></text:p>
      <text:p text:style-name="P23"><text:span text:style-name="T1">5. Визначити кількість квадратів непарних чисел серед компонентів файлу F типу </text:span><text:span text:style-name="T4">i</text:span><text:span text:style-name="T1">nteger.</text:span></text:p>
      <text:p text:style-name="P4">6. Записати у файл f зі збереженням порядку проходження <text:s/>компоненти файлу F, значення яких не перевищують 1000.</text:p>
      <text:p text:style-name="P3"><text:span text:style-name="T1">7. Сформувати файли </text:span><text:span text:style-name="T4">f</text:span><text:span text:style-name="T3">1</text:span><text:span text:style-name="T1"> </text:span><text:span text:style-name="T4">i</text:span><text:span text:style-name="T3"> </text:span><text:span text:style-name="T4">f</text:span><text:span text:style-name="T3">2.</text:span><text:span text:style-name="T1"> Формулу для </text:span><text:span text:style-name="T4">f</text:span><text:span text:style-name="T3">2 </text:span><text:span text:style-name="T1">узяти з</text:span><text:span text:style-name="T3"> </text:span><text:span text:style-name="T1">наступного варіант</text:span><text:span text:style-name="T4">y</text:span><text:span text:style-name="T1">. Переписати зі збереженням поряку перехід компонентів файлу </text:span><text:span text:style-name="T4">f</text:span><text:span text:style-name="T3">1 </text:span><text:span text:style-name="T1">у файл </text:span><text:span text:style-name="T4">f</text:span><text:span text:style-name="T3">2</text:span><text:span text:style-name="T1">, а компоненти файлу </text:span><text:span text:style-name="T4">f</text:span><text:span text:style-name="T3">2</text:span><text:span text:style-name="T1"> - у файл <text:s/></text:span><text:span text:style-name="T4">f</text:span><text:span text:style-name="T3">1</text:span><text:span text:style-name="T1">, використовуючи проміжний фийл <text:s text:c="3"/>h.</text:span></text:p>
      <text:p text:style-name="P3"><text:span text:style-name="T1">8. Одержати у файлі <text:s/></text:span><text:span text:style-name="T4">g</text:span><text:span text:style-name="T1"> <text:s/>компоненти файлу </text:span><text:span text:style-name="T4">f</text:span><text:span text:style-name="T1"> типу </text:span><text:span text:style-name="T3"><text:s/></text:span><text:span text:style-name="T4">integer</text:span><text:span text:style-name="T3">, </text:span><text:span text:style-name="T1">які являються парними числами.</text:span></text:p>
      <text:p text:style-name="P16"><text:span text:style-name="T1">9. Одержати у файлі </text:span><text:span text:style-name="T4">g</text:span><text:span text:style-name="T1"> компоненти файлу </text:span><text:span text:style-name="T4">f</text:span><text:span text:style-name="T1"> типу </text:span><text:span text:style-name="T4">i</text:span><text:span text:style-name="T1">nteger</text:span><text:span text:style-name="T3">, </text:span><text:span text:style-name="T1">які поділяються на 3 і не поділяються на 7.</text:span></text:p>
      <text:p text:style-name="P24"><text:span text:style-name="T1">10. Одержати у файлі </text:span><text:span text:style-name="T4">g</text:span><text:span text:style-name="T1"> компоненти файлу </text:span><text:span text:style-name="T4">f</text:span><text:span text:style-name="T1"> типу </text:span><text:span text:style-name="T4">i</text:span><text:span text:style-name="T1">nteger</text:span><text:span text:style-name="T3">,</text:span><text:span text:style-name="T1"> що являються точними квадратами.</text:span></text:p>
      <text:p text:style-name="P3"><text:span text:style-name="T1">11. Записати у файл </text:span><text:span text:style-name="T4">g</text:span><text:span text:style-name="T1"> усі парні числа файлу </text:span><text:span text:style-name="T4">f</text:span><text:span text:style-name="T1"> типу </text:span><text:span text:style-name="T4">i</text:span><text:span text:style-name="T1">nteger, а у файл 6 - усі непарні. .Порядок проходження чисел зберігається.</text:span></text:p>
      <text:p text:style-name="P3"><text:span text:style-name="T1">12. Сформувати файли <text:s/></text:span><text:span text:style-name="T4">f</text:span><text:span text:style-name="T3"> </text:span><text:span text:style-name="T4">i</text:span><text:span text:style-name="T3"> </text:span><text:span text:style-name="T4">g</text:span><text:span text:style-name="T1">. Формулу для формування файлу у <text:s text:c="4"/>взяти з наступного варианту. Записати у <text:s text:c="2"/>файл </text:span><text:span text:style-name="T4">h</text:span><text:span text:style-name="T1"> спочатку компонента файлу <text:s/></text:span><text:span text:style-name="T4">f</text:span><text:span text:style-name="T1">, а потім - компоненти файлу </text:span><text:span text:style-name="T4">g</text:span><text:span text:style-name="T1"> зі збереженням порядку</text:span><text:span text:style-name="T3">.</text:span></text:p>
      <text:p text:style-name="P3"><text:span text:style-name="T1">13. Додатково дане число Р.</text:span><text:span text:style-name="T3"> </text:span><text:span text:style-name="T1">Переписати послідовно компоненти файлу f у файл </text:span><text:span text:style-name="T4">g</text:span><text:span text:style-name="T1">, зупинившись після першого компонента, що менше Р.</text:span></text:p>
      <text:p text:style-name="P3"><text:span text:style-name="T1">14. Записати у файл <text:s/></text:span><text:span text:style-name="T4">g</text:span><text:span text:style-name="T1"> зі збереженням порядку проходження ті компоненти файлу </text:span><text:span text:style-name="T4">f</text:span><text:span text:style-name="T1"> типу integer, слідом за якими лежить компонента, кратна 5.</text:span></text:p>
      <text:p text:style-name="P3"><text:span text:style-name="T1">15. Записати у файл </text:span><text:span text:style-name="T4">g</text:span><text:span text:style-name="T1"> зі збереженням порядку проходження компоненти файлу </text:span><text:span text:style-name="T4">f</text:span><text:span text:style-name="T1"> типу integer</text:span><text:span text:style-name="T3">,</text:span><text:span text:style-name="T1"> перед якими знаходяться компоненти, кратні 3.</text:span></text:p>
      <text:p text:style-name="P3"><text:span text:style-name="T1">16. Записати усі компоненти файлу <text:s/>f типу </text:span><text:span text:style-name="T4">i</text:span><text:span text:style-name="T1">nteger, які являються кратними числами, у файл </text:span><text:span text:style-name="T4">g</text:span><text:span text:style-name="T1">, а інші - у файл </text:span><text:span text:style-name="T4">h</text:span><text:span text:style-name="T1">.</text:span></text:p>
      <text:p text:style-name="P25"><text:span text:style-name="T1">17. Перевірити, чи упорядковані компоненти файлу </text:span><text:span text:style-name="T4">f</text:span><text:span text:style-name="T1"> по зростанню.</text:span></text:p>
      <text:p text:style-name="P3"><text:span text:style-name="T1">18. Дано два файли </text:span><text:span text:style-name="T4">f</text:span><text:span text:style-name="T1"> і </text:span><text:span text:style-name="T4">g</text:span><text:span text:style-name="T1">. Формулу для формування файлу </text:span><text:span text:style-name="T4">g</text:span><text:span text:style-name="T1"> узяти з наступного варіанта. Перевірити, чи еквівалентні файли <text:s/></text:span><text:span text:style-name="T4">f</text:span><text:span text:style-name="T1"> <text:s/>і </text:span><text:span text:style-name="T4">g</text:span><text:span text:style-name="T1"> .</text:span></text:p>
      <text:p text:style-name="P4">19. Знайти <text:s/>значення передостаннього компонента файлу f.</text:p>
      <text:p text:style-name="P4">20. Знайти значення третьої від кінця компонента файлу f.</text:p>
      <text:p text:style-name="P3"><text:span text:style-name="T1">21. Визначити суму компонентів</text:span><text:span text:style-name="T3">.</text:span></text:p>
      <text:p text:style-name="P4">22. Знайти добуток компонентів.</text:p>
      <text:p text:style-name="P4">23. Визначити суму квадратів компонентів.</text:p>
      <text:p text:style-name="P26"><text:soft-page-break/><text:span text:style-name="T3"><text:tab/></text:span><text:span text:style-name="T1">24.</text:span><text:span text:style-name="T3"> </text:span><text:span text:style-name="T1">Визначити модуль суми і квадрат добутку компонентів.</text:span></text:p>
      <text:p text:style-name="P4">25. Знайти найбільше зі значень компонентів.</text:p>
      <text:p text:style-name="P11">26. Знайти <text:s text:c="3"/>суму найбільшої і найменшої зі значень компонентів.</text:p>
      <text:p text:style-name="P12"><text:span text:style-name="T1">27. Знайти суму від</text:span><text:span text:style-name="T3">’</text:span><text:span text:style-name="T1">ємних компонентів.</text:span></text:p>
      <text:p text:style-name="P3"><text:span text:style-name="T1">28. Одержати копію файлу <text:s text:c="2"/>f <text:s text:c="2"/>у файлі </text:span><text:span text:style-name="T4">g</text:span><text:span text:style-name="T3">.</text:span></text:p>
      <text:p text:style-name="P27">29. Визначити добуток компонентів файлу, розташованих на позиціях з непарними номерами.</text:p>
      <text:p text:style-name="P28">30. Знайти мінімальне значення серед компонентів файлу, розташованих на позиціях з парними номерами.</text:p>
      <text:p text:style-name="P13"><text:span text:style-name="T1">31. Число компонентів файлу <text:s text:c="2"/>f <text:s text:c="3"/>повинне бути кратне 10. Записати у файл </text:span><text:span text:style-name="T4">g</text:span><text:span text:style-name="T1"> спочатку найбільше значення перших десяти компонентів файлу <text:s/></text:span><text:span text:style-name="T4">f</text:span><text:span text:style-name="T1">, потім - наступних десяти і т.д.</text:span></text:p>
      <text:p text:style-name="P14"><text:span text:style-name="T1">32. Сформувати <text:s text:c="2"/>файли </text:span><text:span text:style-name="T4">f</text:span><text:span text:style-name="T1">1, </text:span><text:span text:style-name="T4">f</text:span><text:span text:style-name="T1">2, </text:span><text:span text:style-name="T4">f</text:span><text:span text:style-name="T1">3, </text:span><text:span text:style-name="T4">f</text:span><text:span text:style-name="T1">4. Формули для формування файлів </text:span><text:span text:style-name="T4">f</text:span><text:span text:style-name="T1">2, </text:span><text:span text:style-name="T4">f</text:span><text:span text:style-name="T1">3, </text:span><text:span text:style-name="T4">f</text:span><text:span text:style-name="T1">4 узяти з інших варіантів.<text:line-break/>Організувати обмін компонентами меаду файлами у відповідності зі схемою:<text:tab/></text:span></text:p>
      <text:p text:style-name="P14"><draw:g text:anchor-type="char" draw:z-index="34" draw:style-name="gr2"><draw:rect draw:style-name="gr3" draw:text-style-name="P33" svg:width="1.902cm" svg:height="2.816cm" svg:x="0.954cm" svg:y="0.025cm"><text:p/></draw:rect><draw:line draw:style-name="gr4" draw:text-style-name="P33" svg:x1="1.286cm" svg:y1="0.222cm" svg:x2="2.239cm" svg:y2="0.226cm"><text:p/></draw:line><draw:line draw:style-name="gr4" draw:text-style-name="P33" svg:x1="1.27cm" svg:y1="0.619cm" svg:x2="2.223cm" svg:y2="0.621cm"><text:p/></draw:line><draw:line draw:style-name="gr4" draw:text-style-name="P33" svg:x1="1.282cm" svg:y1="1.12cm" svg:x2="2.235cm" svg:y2="1.122cm"><text:p/></draw:line><draw:line draw:style-name="gr4" draw:text-style-name="P33" svg:x1="1.27cm" svg:y1="1.57cm" svg:x2="2.223cm" svg:y2="1.57cm"><text:p/></draw:line></draw:g><text:span text:style-name="T4">f</text:span><text:span text:style-name="T3">1 <text:s text:c="12"/></text:span><text:span text:style-name="T4">f</text:span><text:span text:style-name="T3">3</text:span></text:p>
      <text:p text:style-name="P14"><text:span text:style-name="T4">f</text:span><text:span text:style-name="T3">2 <text:s text:c="12"/></text:span><text:span text:style-name="T4">f</text:span><text:span text:style-name="T3">4</text:span></text:p>
      <text:p text:style-name="P14"><text:span text:style-name="T4">f</text:span><text:span text:style-name="T3">3 <text:s text:c="12"/></text:span><text:span text:style-name="T4">f</text:span><text:span text:style-name="T3">2</text:span></text:p>
      <text:p text:style-name="P14"><text:span text:style-name="T4">f</text:span><text:span text:style-name="T3">4 <text:s text:c="12"/></text:span><text:span text:style-name="T4">f</text:span><text:span text:style-name="T3">1</text:span></text:p>
      <text:p text:style-name="P3"><text:span text:style-name="T1">Дозволяється використовувати тільки один допоміжний файл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7M26S</meta:editing-duration>
    <meta:editing-cycles>4</meta:editing-cycles>
    <meta:generator>OpenOffice/4.1.0$Win32 OpenOffice.org_project/410m18$Build-9764</meta:generator>
    <dc:date>2014-09-23T00:43:44.63</dc:date>
    <meta:document-statistic meta:table-count="1" meta:image-count="0" meta:object-count="33" meta:page-count="3" meta:paragraph-count="101" meta:word-count="611" meta:character-count="4033"/>
    <meta:user-defined meta:name="Info 1"/>
    <meta:user-defined meta:name="Info 2"/>
    <meta:user-defined meta:name="Info 3"/>
    <meta:user-defined meta:name="Info 4"/>
  </office:meta>
</office:document-meta>
</file>